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weight="bold" style:font-weight-asian="bold" style:font-size-complex="12pt"/>
    </style:style>
    <style:style style:name="P2" style:parent-style-name="Normal" style:family="paragraph">
      <style:text-properties fo:color="#008000" style:font-size-complex="12pt"/>
    </style:style>
    <style:style style:name="P3" style:parent-style-name="Normal" style:family="paragraph">
      <style:text-properties style:font-size-complex="12pt"/>
    </style:style>
    <style:style style:name="P4" style:parent-style-name="Normal" style:family="paragraph">
      <style:text-properties fo:color="#008000" style:font-size-complex="12pt"/>
    </style:style>
    <style:style style:name="P5" style:parent-style-name="Normal" style:family="paragraph">
      <style:text-properties style:font-size-complex="12pt"/>
    </style:style>
    <style:style style:name="P6" style:parent-style-name="Normal" style:family="paragraph">
      <style:text-properties fo:color="#0000FF" style:font-size-complex="12pt"/>
    </style:style>
    <style:style style:name="P7" style:parent-style-name="Normal" style:family="paragraph">
      <style:text-properties style:font-size-complex="12pt"/>
    </style:style>
    <style:style style:name="T8" style:parent-style-name="Strong" style:family="text">
      <style:text-properties fo:font-weight="normal" style:font-weight-asian="normal" fo:color="#FF0000" style:font-size-complex="12pt"/>
    </style:style>
    <style:style style:name="T9" style:parent-style-name="Strong" style:family="text">
      <style:text-properties fo:font-weight="normal" style:font-weight-asian="normal" fo:color="#FF0000" style:font-size-complex="12pt"/>
    </style:style>
    <style:style style:name="T10" style:parent-style-name="Strong" style:family="text">
      <style:text-properties fo:font-weight="normal" style:font-weight-asian="normal" fo:color="#FF0000" style:font-size-complex="12pt"/>
    </style:style>
    <style:style style:name="T11" style:parent-style-name="Strong" style:family="text">
      <style:text-properties fo:font-weight="normal" style:font-weight-asian="normal" fo:color="#FF0000" style:font-size-complex="12pt"/>
    </style:style>
    <style:style style:name="P12" style:parent-style-name="Normal" style:family="paragraph">
      <style:text-properties fo:color="#0000FF" style:font-size-complex="12pt"/>
    </style:style>
    <style:style style:name="P13" style:parent-style-name="Normal" style:family="paragraph">
      <style:text-properties style:font-size-complex="12pt"/>
    </style:style>
    <style:style style:name="P14" style:parent-style-name="Normal" style:family="paragraph">
      <style:text-properties fo:color="#FF0000" style:font-size-complex="12pt"/>
    </style:style>
    <style:style style:name="P15" style:parent-style-name="Normal" style:family="paragraph">
      <style:text-properties fo:color="#FF0000" style:font-size-complex="12pt"/>
    </style:style>
    <style:style style:name="T16" style:parent-style-name="DefaultParagraphFont" style:family="text">
      <style:text-properties fo:color="#FF0000" style:font-size-complex="12pt"/>
    </style:style>
    <style:style style:name="P17" style:parent-style-name="Normal" style:family="paragraph">
      <style:text-properties fo:color="#008000" style:font-size-complex="12pt"/>
    </style:style>
    <style:style style:name="T18" style:parent-style-name="DefaultParagraphFont" style:family="text">
      <style:text-properties style:font-size-complex="12pt"/>
    </style:style>
    <style:style style:name="T19" style:parent-style-name="DefaultParagraphFont" style:family="text">
      <style:text-properties style:font-size-complex="12pt"/>
    </style:style>
    <style:style style:name="T20" style:parent-style-name="DefaultParagraphFont" style:family="text">
      <style:text-properties style:font-name-asian="Times New Roman" style:font-size-complex="12pt" style:language-asian="lt" style:country-asian="LT"/>
    </style:style>
    <style:style style:name="T21" style:parent-style-name="DefaultParagraphFont" style:family="text">
      <style:text-properties style:font-name-asian="Times New Roman" style:font-size-complex="12pt" style:language-asian="lt" style:country-asian="LT"/>
    </style:style>
    <style:style style:name="P22" style:parent-style-name="Normal" style:family="paragraph">
      <style:paragraph-properties fo:break-before="page" fo:text-align="start" fo:margin-bottom="0.1388in" fo:line-height="115%" fo:text-indent="0in"/>
      <style:text-properties fo:font-weight="bold" style:font-weight-asian="bold" style:font-size-complex="12pt" fo:hyphenate="true"/>
    </style:style>
    <style:style style:name="P23" style:parent-style-name="Normal" style:family="paragraph">
      <style:text-properties fo:font-weight="bold" style:font-weight-asian="bold" style:font-size-complex="12pt"/>
    </style:style>
    <style:style style:name="P24" style:parent-style-name="Normal" style:family="paragraph">
      <style:paragraph-properties fo:margin-bottom="0.1388in" fo:line-height="115%"/>
      <style:text-properties style:font-size-complex="12pt"/>
    </style:style>
    <style:style style:name="P25" style:parent-style-name="Normal" style:family="paragraph">
      <style:paragraph-properties fo:break-before="page" fo:text-align="start" fo:margin-bottom="0.1388in" fo:line-height="115%" fo:text-indent="0in"/>
      <style:text-properties fo:font-weight="bold" style:font-weight-asian="bold" style:font-size-complex="12pt" fo:hyphenate="true"/>
    </style:style>
    <style:style style:name="T26" style:parent-style-name="DefaultParagraphFont" style:family="text">
      <style:text-properties fo:font-weight="bold" style:font-weight-asian="bold" style:font-size-complex="12pt"/>
    </style:style>
    <style:style style:name="P27" style:parent-style-name="Normal" style:family="paragraph">
      <style:text-properties style:font-name-asian="Times New Roman" style:font-weight-complex="bold" fo:color="#000000" style:font-size-complex="12pt" style:language-asian="lt" style:country-asian="LT"/>
    </style:style>
    <style:style style:name="T28" style:parent-style-name="DefaultParagraphFont" style:family="text">
      <style:text-properties style:font-name-asian="Times New Roman" fo:color="#000000" style:font-size-complex="12pt" style:language-asian="lt" style:country-asian="LT"/>
    </style:style>
    <style:style style:name="T29" style:parent-style-name="DefaultParagraphFont" style:family="text">
      <style:text-properties style:font-name-asian="Times New Roman" fo:color="#000000" style:font-size-complex="12pt" style:language-asian="lt" style:country-asian="LT"/>
    </style:style>
    <style:style style:name="T30" style:parent-style-name="DefaultParagraphFont" style:family="text">
      <style:text-properties style:font-name-asian="Times New Roman" style:font-weight-complex="bold" fo:color="#000000" style:font-size-complex="12pt" style:language-asian="lt" style:country-asian="LT"/>
    </style:style>
    <style:style style:name="T31" style:parent-style-name="DefaultParagraphFont" style:family="text">
      <style:text-properties style:font-name-asian="Times New Roman" fo:color="#000000" style:font-size-complex="12pt" style:language-asian="lt" style:country-asian="LT"/>
    </style:style>
    <style:style style:name="T32" style:parent-style-name="DefaultParagraphFont" style:family="text">
      <style:text-properties style:font-name-asian="Times New Roman" fo:color="#000000" style:font-size-complex="12pt" style:language-asian="lt" style:country-asian="LT"/>
    </style:style>
    <style:style style:name="T33" style:parent-style-name="DefaultParagraphFont" style:family="text">
      <style:text-properties style:font-name-asian="Times New Roman" style:font-weight-complex="bold" fo:color="#000000" style:font-size-complex="12pt" style:language-asian="lt" style:country-asian="LT"/>
    </style:style>
    <style:style style:name="T34" style:parent-style-name="DefaultParagraphFont" style:family="text">
      <style:text-properties style:font-name-asian="Times New Roman" fo:color="#000000" style:font-size-complex="12pt" style:language-asian="lt" style:country-asian="LT"/>
    </style:style>
    <style:style style:name="T35" style:parent-style-name="DefaultParagraphFont" style:family="text">
      <style:text-properties style:font-name-asian="Times New Roman" fo:color="#000000" style:font-size-complex="12pt" style:language-asian="lt" style:country-asian="LT"/>
    </style:style>
    <style:style style:name="T36" style:parent-style-name="DefaultParagraphFont" style:family="text">
      <style:text-properties style:font-name-asian="Times New Roman" style:font-weight-complex="bold" fo:color="#000000" style:font-size-complex="12pt" style:language-asian="lt" style:country-asian="LT"/>
    </style:style>
    <style:style style:name="T37" style:parent-style-name="DefaultParagraphFont" style:family="text">
      <style:text-properties style:font-name-asian="Times New Roman" fo:color="#000000" style:font-size-complex="12pt" style:language-asian="lt" style:country-asian="LT"/>
    </style:style>
    <style:style style:name="T38" style:parent-style-name="DefaultParagraphFont" style:family="text">
      <style:text-properties style:font-name-asian="Times New Roman" fo:color="#000000" style:font-size-complex="12pt" style:language-asian="lt" style:country-asian="LT"/>
    </style:style>
    <style:style style:name="T39" style:parent-style-name="DefaultParagraphFont" style:family="text">
      <style:text-properties style:font-name-asian="Times New Roman" style:font-weight-complex="bold" fo:color="#000000" style:font-size-complex="12pt" style:language-asian="lt" style:country-asian="LT"/>
    </style:style>
    <style:style style:name="T40" style:parent-style-name="DefaultParagraphFont" style:family="text">
      <style:text-properties style:font-name-asian="Times New Roman" fo:color="#000000" style:font-size-complex="12pt" style:language-asian="lt" style:country-asian="LT"/>
    </style:style>
    <style:style style:name="T41" style:parent-style-name="DefaultParagraphFont" style:family="text">
      <style:text-properties style:font-name-asian="Times New Roman" fo:color="#000000" style:font-size-complex="12pt" style:language-asian="lt" style:country-asian="LT"/>
    </style:style>
    <style:style style:name="T42" style:parent-style-name="DefaultParagraphFont" style:family="text">
      <style:text-properties style:font-name-asian="Times New Roman" fo:color="#000000" style:font-size-complex="12pt" style:language-asian="lt" style:country-asian="LT"/>
    </style:style>
    <style:style style:name="T43" style:parent-style-name="DefaultParagraphFont" style:family="text">
      <style:text-properties style:font-name-asian="Times New Roman" style:font-weight-complex="bold" fo:color="#000000" style:font-size-complex="12pt" style:language-asian="lt" style:country-asian="LT"/>
    </style:style>
    <style:style style:name="T44" style:parent-style-name="DefaultParagraphFont" style:family="text">
      <style:text-properties style:font-name-asian="Times New Roman" fo:color="#000000" style:font-size-complex="12pt" style:language-asian="lt" style:country-asian="LT"/>
    </style:style>
    <style:style style:name="T45" style:parent-style-name="DefaultParagraphFont" style:family="text">
      <style:text-properties style:font-name-asian="Times New Roman" fo:color="#000000" style:font-size-complex="12pt" style:language-asian="lt" style:country-asian="LT"/>
    </style:style>
    <style:style style:name="T46" style:parent-style-name="DefaultParagraphFont" style:family="text">
      <style:text-properties style:font-name-asian="Times New Roman" style:font-weight-complex="bold" fo:color="#000000" style:font-size-complex="12pt" style:language-asian="lt" style:country-asian="LT"/>
    </style:style>
    <style:style style:name="T47" style:parent-style-name="DefaultParagraphFont" style:family="text">
      <style:text-properties style:font-name-asian="Times New Roman" fo:color="#000000" style:font-size-complex="12pt" style:language-asian="lt" style:country-asian="LT"/>
    </style:style>
    <style:style style:name="T48" style:parent-style-name="DefaultParagraphFont" style:family="text">
      <style:text-properties style:font-name-asian="Times New Roman" fo:color="#000000" style:font-size-complex="12pt" style:language-asian="lt" style:country-asian="LT"/>
    </style:style>
    <style:style style:name="T49" style:parent-style-name="DefaultParagraphFont" style:family="text">
      <style:text-properties style:font-name-asian="Times New Roman" style:font-weight-complex="bold" fo:color="#000000" style:font-size-complex="12pt" style:language-asian="lt" style:country-asian="LT"/>
    </style:style>
    <style:style style:name="T50" style:parent-style-name="DefaultParagraphFont" style:family="text">
      <style:text-properties style:font-name-asian="Times New Roman" fo:color="#000000" style:font-size-complex="12pt" style:language-asian="lt" style:country-asian="LT"/>
    </style:style>
    <style:style style:name="T51" style:parent-style-name="DefaultParagraphFont" style:family="text">
      <style:text-properties style:font-name-asian="Times New Roman" fo:color="#000000" style:font-size-complex="12pt" style:language-asian="lt" style:country-asian="LT"/>
    </style:style>
    <style:style style:name="T52" style:parent-style-name="DefaultParagraphFont" style:family="text">
      <style:text-properties style:font-name-asian="Times New Roman" style:font-weight-complex="bold" fo:color="#000000" style:font-size-complex="12pt" style:language-asian="lt" style:country-asian="LT"/>
    </style:style>
    <style:style style:name="T53" style:parent-style-name="DefaultParagraphFont" style:family="text">
      <style:text-properties style:font-name-asian="Times New Roman" fo:color="#000000" style:font-size-complex="12pt" style:language-asian="lt" style:country-asian="LT"/>
    </style:style>
    <style:style style:name="T54" style:parent-style-name="DefaultParagraphFont" style:family="text">
      <style:text-properties style:font-name-asian="Times New Roman" fo:color="#000000" style:font-size-complex="12pt" style:language-asian="lt" style:country-asian="LT"/>
    </style:style>
    <style:style style:name="T55" style:parent-style-name="DefaultParagraphFont" style:family="text">
      <style:text-properties style:font-name-asian="Times New Roman" style:font-weight-complex="bold" fo:color="#000000" style:font-size-complex="12pt" style:language-asian="lt" style:country-asian="LT"/>
    </style:style>
    <style:style style:name="T56" style:parent-style-name="DefaultParagraphFont" style:family="text">
      <style:text-properties style:font-name-asian="Times New Roman" style:font-weight-complex="bold" fo:color="#000000" style:font-size-complex="12pt" style:language-asian="lt" style:country-asian="LT"/>
    </style:style>
    <style:style style:name="T57" style:parent-style-name="DefaultParagraphFont" style:family="text">
      <style:text-properties style:font-name-asian="Times New Roman" fo:color="#000000" style:font-size-complex="12pt" style:language-asian="lt" style:country-asian="LT"/>
    </style:style>
    <style:style style:name="T58" style:parent-style-name="DefaultParagraphFont" style:family="text">
      <style:text-properties style:font-name-asian="Times New Roman" fo:color="#000000" style:font-size-complex="12pt" style:language-asian="lt" style:country-asian="LT"/>
    </style:style>
    <style:style style:name="T59" style:parent-style-name="DefaultParagraphFont" style:family="text">
      <style:text-properties style:font-name-asian="Times New Roman" style:font-weight-complex="bold" fo:color="#000000" style:font-size-complex="12pt" style:language-asian="lt" style:country-asian="LT"/>
    </style:style>
    <style:style style:name="T60" style:parent-style-name="DefaultParagraphFont" style:family="text">
      <style:text-properties style:font-name-asian="Times New Roman" fo:color="#000000" style:font-size-complex="12pt" style:language-asian="lt" style:country-asian="LT"/>
    </style:style>
    <style:style style:name="T61" style:parent-style-name="DefaultParagraphFont" style:family="text">
      <style:text-properties style:font-name-asian="Times New Roman" fo:color="#000000" style:font-size-complex="12pt" style:language-asian="lt" style:country-asian="LT"/>
    </style:style>
    <style:style style:name="T62" style:parent-style-name="DefaultParagraphFont" style:family="text">
      <style:text-properties style:font-name-asian="Times New Roman" style:font-weight-complex="bold" fo:color="#000000" style:font-size-complex="12pt" style:language-asian="lt" style:country-asian="LT"/>
    </style:style>
    <style:style style:name="P63" style:parent-style-name="Normal" style:family="paragraph">
      <style:text-properties style:font-size-complex="12pt"/>
    </style:style>
  </office:automatic-styles>
  <office:body>
    <office:text text:use-soft-page-breaks="true">
      <text:p text:style-name="P1"><text:bookmark-start text:name="_Toc339569767"/>Valstybės valdžios institucijos<text:bookmark-end text:name="_Toc339569767"/></text:p>
      <text:p text:style-name="P2">Lietuvos Respublikos Seimas</text:p>
      <text:p text:style-name="P3">Seimą sudaro Tautos atstovai – 141 Seimo narys, kurie renkami ketveriems metams remiantis visuotine, lygia, tiesiogine<text:s/>rinkimų teise ir slaptu balsavimu. Seimas laikomas išrinktu, kai yra išrinkta ne mažiau kaip 3/5 Seimo narių. Seimo narių rinkimų tvarką nustato įstatymas.</text:p>
      <text:p text:style-name="P4">Lietuvos Respublikos Vyriausybė</text:p>
      <text:p text:style-name="P5">Lietuvos Respublikos Vyriausybę sudaro Ministras Pirmininkas ir ministrai. Lietuvos Respublikos Vyriausybė valstybės valdymo reikalus sprendžia posėdžiuose visų Vyriausybės narių balsų dauguma priimdama nutarimus. Vyriausybės posėdžiuose taip pat gali dalyvauti valstybės kontrolierius.</text:p>
      <text:p text:style-name="P6">Aplinkos ministerija</text:p>
      <text:p text:style-name="P7">Svarbiausieji Aplinkos ministerijos veiklos tikslai yra užtikrinti aplinkos formavimą pagal darnaus vystymosi principus, užtikrinti miškų tvarkymą pagal darnios miškų ūkio plėtros principus, didinti Lietuvos miškingumą ir miškų produktyvumą ir kiti. Departamentai:</text:p>
      <text:p text:style-name="Normal"><text:span text:style-name="T8">Atliekų</text:span><text:span text:style-name="T9"><text:s/>departamentas</text:span></text:p>
      <text:p text:style-name="Normal"><text:span text:style-name="T10">Gamtos apsaugos departamentas</text:span></text:p>
      <text:p text:style-name="Normal"><text:span text:style-name="T11">Miškų departamentas</text:span></text:p>
      <text:p text:style-name="P12">Finansų ministerija</text:p>
      <text:p text:style-name="P13">Finansų ministerijos veiklos tikslai yra formuoti valstybės turto valdymo politiką, organizuoti, koordinuoti ir kontroliuoti jos įgyvendinimą; formuoti turto ir verslo vertinimo politiką, organizuoti, koordinuoti ir kontroliuoti jos įgyvendinimą ir kiti. Departamentai:</text:p>
      <text:p text:style-name="P14">Biudžeto departamentas</text:p>
      <text:p text:style-name="P15">Valstybės iždo departamentas</text:p>
      <text:p text:style-name="Normal"><text:span text:style-name="T16">Fiskalinės politikos departamentas</text:span></text:p>
      <text:p text:style-name="P17">Lietuvos Respublikos Prezidentas</text:p>
      <text:p text:style-name="Normal"><text:span text:style-name="T18">Respublikos Prezidentas yra valstybės</text:span><text:span text:style-name="T19"><text:s/>vadovas. Respublikos Prezidentu</text:span><text:span text:style-name="T20"><text:s/>gali būti renkamas Lietuvos pilietis pagal kilmę, ne mažiau kaip trejus pastaruosius metus gyvenęs Lietuvoje, jeigu jam iki rinkimų dienos yra suėję ne mažiau kaip keturiasdešimt metų ir jeigu jis gali būti renkamas Seimo n</text:span><text:span text:style-name="T21">ariu.</text:span></text:p>
      <text:p text:style-name="P22"/>
      <text:soft-page-break/>
      <text:p text:style-name="P23">Gyventojų ekonominis aktyvumas</text:p>
      <text:p text:style-name="P24"/>
      <text:p text:style-name="P25"/>
      <text:soft-page-break/>
      <text:p text:style-name="Normal"><text:span text:style-name="T26">Statistika</text:span></text:p>
      <text:p text:style-name="P27">Pagrindiniai Lietuvos rodikliai<text:tab/>Reikšmė</text:p>
      <text:p text:style-name="Normal"><text:span text:style-name="T28">Gyventojų skaičius laikotarpio pradžioje, tūkst.<text:s/></text:span><text:span text:style-name="T29"><text:tab/></text:span><text:span text:style-name="T30">2986,1</text:span></text:p>
      <text:p text:style-name="Normal"><text:span text:style-name="T31">Nedarbo lygis, %</text:span><text:span text:style-name="T32"><text:tab/></text:span><text:span text:style-name="T33">13</text:span></text:p>
      <text:p text:style-name="Normal"><text:span text:style-name="T34">Bruto darbo užmokestis, Lt</text:span><text:span text:style-name="T35"><text:tab/></text:span><text:span text:style-name="T36">2153,6</text:span></text:p>
      <text:p text:style-name="Normal"><text:span text:style-name="T37">Žemės ūkio produkcija, mlrd. Lt </text:span><text:span text:style-name="T38"><text:tab/></text:span><text:span text:style-name="T39">1,7</text:span></text:p>
      <text:p text:style-name="Normal"><text:span text:style-name="T40">Pramonės<text:s/></text:span><text:span text:style-name="T41">produkcija, mlrd. Lt</text:span><text:span text:style-name="T42"><text:tab/></text:span><text:span text:style-name="T43">6,3</text:span></text:p>
      <text:p text:style-name="Normal"><text:span text:style-name="T44">Šalies teritorijoje atlikta statybos darbų savo jėgomis, mlrd. Lt </text:span><text:span text:style-name="T45"><text:tab/></text:span><text:span text:style-name="T46">1,6</text:span></text:p>
      <text:p text:style-name="Normal"><text:span text:style-name="T47">Mažmeninės prekybos apyvarta (EVRK 2 red. 47), mlrd. Lt<text:s/></text:span><text:span text:style-name="T48"><text:tab/></text:span><text:span text:style-name="T49">2,2</text:span></text:p>
      <text:p text:style-name="Normal"><text:span text:style-name="T50">Krovinių vežimas visų rūšių transportu, mln. t</text:span><text:span text:style-name="T51"><text:tab/></text:span><text:span text:style-name="T52">30,301</text:span></text:p>
      <text:p text:style-name="Normal"><text:span text:style-name="T53">Krovinių vežimas geležinkeliais, mln. t</text:span><text:span text:style-name="T54"><text:tab/></text:span><text:span text:style-name="T55">4,311</text:span><text:span text:style-name="T56">1</text:span></text:p>
      <text:p text:style-name="Normal"><text:span text:style-name="T57">Lietuviškos kilmės prekių eksportas, mlrd. Lt </text:span><text:span text:style-name="T58"><text:tab/></text:span><text:span text:style-name="T59">4,6</text:span></text:p>
      <text:p text:style-name="Normal"><text:span text:style-name="T60">BVP (pirmasis įvertis), mlrd. Lt<text:s/></text:span><text:span text:style-name="T61"><text:tab/></text:span><text:span text:style-name="T62">29,7</text:span></text:p>
      <text:p text:style-name="P6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1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Normal" style:display-name="Normal" style:family="paragraph">
      <style:paragraph-properties fo:text-align="justify" fo:margin-bottom="0in" fo:line-height="150%" fo:text-indent="0.5909in"/>
      <style:text-properties style:font-name="Times New Roman" fo:font-size="12pt" style:font-size-asian="12pt" fo:hyphenate="false"/>
    </style:style>
    <style:style style:name="DefaultParagraphFont" style:display-name="Default Paragraph Font" style:family="text"/>
    <style:style style:name="Naujas" style:display-name="Naujas" style:family="paragraph" style:parent-style-name="Normal" style:list-style-name="LFO1">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text-properties style:font-name="Times New Roman" fo:font-size="12pt" style:font-size-asian="12pt"/>
    </style:style>
    <style:style style:name="Footer" style:display-name="Footer"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text-properties style:font-name="Times New Roman" fo:font-size="12pt" style:font-size-asian="12pt"/>
    </style:style>
    <text:list-style style:name="LFO1" style:display-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1.1812in" fo:margin-left="1.1812in" fo:margin-bottom="0.7875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tasys</meta:initial-creator>
    <dc:creator>Stasys</dc:creator>
    <meta:creation-date>2013-03-04T12:11:00Z</meta:creation-date>
    <dc:date>2013-05-27T07:45:00Z</dc:date>
    <meta:template xlink:href="Normal.dotm" xlink:type="simple"/>
    <meta:editing-cycles>6</meta:editing-cycles>
    <meta:editing-duration>PT60S</meta:editing-duration>
    <meta:document-statistic meta:page-count="3" meta:paragraph-count="4" meta:word-count="1473" meta:character-count="2310" meta:row-count="7" meta:non-whitespace-character-count="841"/>
  </office:meta>
</office:document-meta>
</file>